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4pt" fo:font-weight="bold" officeooo:paragraph-rsid="001e4b9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4b97" officeooo:paragraph-rsid="001e4b9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4b97" officeooo:paragraph-rsid="0021770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4b97" officeooo:paragraph-rsid="001e4b9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4b97" officeooo:paragraph-rsid="0023d8b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e4b97" officeooo:paragraph-rsid="001e4b97" style:font-size-asian="16pt" style:font-weight-asian="bold" style:font-size-complex="16pt" style:font-weight-complex="bold"/>
    </style:style>
    <style:style style:name="T1" style:family="text">
      <style:text-properties officeooo:rsid="001e4b97"/>
    </style:style>
    <style:style style:name="T2" style:family="text">
      <style:text-properties officeooo:rsid="001ee6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raphs - </text:span>Shortest <text:span text:style-name="T1">P</text:span>aths</text:p>
      <text:p text:style-name="P1"/>
      <text:p text:style-name="P1"/>
      <text:p text:style-name="P7">Bellman-Ford Algorithm</text:p>
      <text:p text:style-name="P7"/>
      <text:p text:style-name="P3">for (int i = 1; i &lt;= n; i++) </text:p>
      <text:p text:style-name="P3"><text:tab/>distance[i] = INF;</text:p>
      <text:p text:style-name="P3">distance[x] = 0;</text:p>
      <text:p text:style-name="P3">for (int i = 1; i &lt;= n-1; i++) {</text:p>
      <text:p text:style-name="P3"><text:tab/>for (auto e : edges) {</text:p>
      <text:p text:style-name="P3"><text:tab/><text:tab/>int a, b, w;</text:p>
      <text:p text:style-name="P3"><text:tab/><text:tab/>tie(a, b, w) = e;</text:p>
      <text:p text:style-name="P3"><text:tab/><text:tab/>distance[b] = min(distance[b], distance[a]+w);</text:p>
      <text:p text:style-name="P3"><text:tab/>}</text:p>
      <text:p text:style-name="P3">}</text:p>
      <text:p text:style-name="P7"/>
      <text:p text:style-name="P7"/>
      <text:p text:style-name="P7"/>
      <text:p text:style-name="P7">D<text:span text:style-name="T2">i</text:span>jkstra’s Algorithm</text:p>
      <text:p text:style-name="P7"/>
      <text:p text:style-name="P4">for (int i = 1; i &lt;= n; i++) </text:p>
      <text:p text:style-name="P4"><text:tab/>distance[i] = INF;</text:p>
      <text:p text:style-name="P3">distance[x] = 0;</text:p>
      <text:p text:style-name="P3">q.push({0,x});</text:p>
      <text:p text:style-name="P3">while (!q.empty()) {</text:p>
      <text:p text:style-name="P4"><text:tab/>int a = q.top().second; </text:p>
      <text:p text:style-name="P4"><text:tab/>q.pop();</text:p>
      <text:p text:style-name="P4"><text:tab/>if (processed[a]) </text:p>
      <text:p text:style-name="P4"><text:tab/><text:tab/>continue;</text:p>
      <text:p text:style-name="P3"><text:tab/>processed[a] = true;</text:p>
      <text:p text:style-name="P3"><text:tab/>for (auto u : adj[a]) {</text:p>
      <text:p text:style-name="P3"><text:tab/><text:tab/>int b = u.first, w = u.second;</text:p>
      <text:p text:style-name="P3"><text:tab/><text:tab/>if (distance[a]+w &lt; distance[b]) {</text:p>
      <text:p text:style-name="P3"><text:tab/><text:tab/><text:tab/>distance[b] = distance[a]+w;</text:p>
      <text:p text:style-name="P3"><text:tab/><text:tab/><text:tab/>q.push({-distance[b],b});</text:p>
      <text:p text:style-name="P3"><text:tab/><text:tab/>}</text:p>
      <text:p text:style-name="P3"><text:tab/>}</text:p>
      <text:p text:style-name="P3">}</text:p>
      <text:p text:style-name="P7"/>
      <text:p text:style-name="P7"/>
      <text:p text:style-name="P7"/>
      <text:p text:style-name="P7"><text:soft-page-break/>Floyd-Warshall Algorithm</text:p>
      <text:p text:style-name="P7"/>
      <text:p text:style-name="P5">for (int i = 1; i &lt;= n; i++) {</text:p>
      <text:p text:style-name="P5"><text:tab/>for (int j = 1; j &lt;= n; j++) {</text:p>
      <text:p text:style-name="P6"><text:tab/><text:tab/>if ( i == j ) </text:p>
      <text:p text:style-name="P6"><text:tab/><text:tab/><text:tab/>distance[i][j] = 0;</text:p>
      <text:p text:style-name="P6"><text:tab/><text:tab/>else if ( adj[i][j] ) </text:p>
      <text:p text:style-name="P6"><text:tab/><text:tab/><text:tab/>distance[i][j] = adj[i][j];</text:p>
      <text:p text:style-name="P6"><text:tab/><text:tab/>else </text:p>
      <text:p text:style-name="P6"><text:tab/><text:tab/><text:tab/>distance[i][j] = INF;</text:p>
      <text:p text:style-name="P5"><text:tab/>}</text:p>
      <text:p text:style-name="P5">}</text:p>
      <text:p text:style-name="P5"/>
      <text:p text:style-name="P5">for (int k = 1; k &lt;= n; k++) {</text:p>
      <text:p text:style-name="P5"><text:tab/>for (int i = 1; i &lt;= n; i++) {</text:p>
      <text:p text:style-name="P5"><text:tab/><text:tab/>for (int j = 1; j &lt;= n; j++) {</text:p>
      <text:p text:style-name="P5"><text:tab/><text:tab/><text:tab/>distance[i][j] = min( distance[i][j], distance[i][k]+distance[k][j] );</text:p>
      <text:p text:style-name="P5"><text:tab/><text:tab/>}</text:p>
      <text:p text:style-name="P5"><text:tab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00:53:24.421878538</meta:creation-date>
    <dc:date>2020-08-05T01:01:41.903014989</dc:date>
    <meta:editing-duration>PT8M1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193" meta:character-count="991" meta:non-whitespace-character-count="784"/>
  </office:meta>
</office:document-meta>
</file>